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30000008D03C7863DF62B4B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/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fo:font-style="italic" officeooo:rsid="0001b7dc" officeooo:paragraph-rsid="0001b7d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officeooo:rsid="0001b7dc" officeooo:paragraph-rsid="007c6d62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officeooo:rsid="0001b7dc" officeooo:paragraph-rsid="0001b7dc" style:font-size-asian="11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officeooo:rsid="0054e885" officeooo:paragraph-rsid="0054e885" style:font-size-asian="11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11pt" style:font-size-complex="11pt"/>
    </style:style>
    <style:style style:name="P6" style:family="paragraph" style:parent-style-name="Standard" style:master-page-name="Standard">
      <style:paragraph-properties fo:line-height="100%" style:page-number="auto"/>
      <style:text-properties style:font-name="EB Garamond" fo:font-size="11pt" style:font-size-asian="11pt" style:font-size-complex="11pt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d18a"/>
    </style:style>
    <style:style style:name="T8" style:family="text">
      <style:text-properties officeooo:rsid="035ee3d4"/>
    </style:style>
    <style:style style:name="T9" style:family="text">
      <style:text-properties officeooo:rsid="03601f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03C7863DF62B4B0E.png" xlink:type="simple" xlink:show="embed" xlink:actuate="onLoad"/></draw:frame></text:p>
      <text:p text:style-name="P5"><text:s text:c="4"/>Wolfgang <text:span text:style-name="T6">Esser-</text:span>Skala, 20<text:span text:style-name="T9">20</text:span></text:p>
      <text:p text:style-name="P5"/>
      <text:p text:style-name="P5"/>
      <text:p text:style-name="P2">© 20<text:span text:style-name="T9">20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3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February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/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14:58:29.449787663</dc:date>
    <meta:editing-duration>P9DT4H50M38S</meta:editing-duration>
    <meta:editing-cycles>783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